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 "softex"</text:p>
      <text:p text:style-name="Standard">var</text:p>
      <text:p text:style-name="Standard"><text:s text:c="3"/>i, j, contador : inteiro</text:p>
      <text:p text:style-name="Standard"><text:s text:c="3"/>nomeAluno, maiorNotaNome, maiorNotaEverNome : caracter</text:p>
      <text:p text:style-name="Standard"><text:s text:c="3"/>notaAluno, maiorNota, maiorNotaEver: real</text:p>
      <text:p text:style-name="Standard">inicio</text:p>
      <text:p text:style-name="Standard"/>
      <text:p text:style-name="Standard"><text:s text:c="6"/>para i de 0 ate 3 faca</text:p>
      <text:p text:style-name="Standard"><text:s text:c="11"/>maiorNotaNome &lt;- ""</text:p>
      <text:p text:style-name="Standard"><text:s text:c="11"/>maiorNota &lt;- 0</text:p>
      <text:p text:style-name="Standard"><text:s text:c="11"/>contador &lt;- 0</text:p>
      <text:p text:style-name="Standard"><text:s text:c="11"/></text:p>
      <text:p text:style-name="Standard"><text:s text:c="11"/>para j de 0 ate 24 faca</text:p>
      <text:p text:style-name="Standard"><text:s text:c="11"/></text:p>
      <text:p text:style-name="Standard"><text:s text:c="16"/>escreva("Digite o nome do ",j + 1,"º aluno: ")</text:p>
      <text:p text:style-name="Standard"><text:s text:c="16"/>leia(nomeAluno)</text:p>
      <text:p text:style-name="Standard"><text:s text:c="16"/>escreva("Digite a nota do ",j + 1,"º aluno: ")</text:p>
      <text:p text:style-name="Standard"><text:s text:c="16"/>leia(notaAluno)</text:p>
      <text:p text:style-name="Standard"><text:s text:c="16"/></text:p>
      <text:p text:style-name="Standard"><text:s text:c="16"/>se (notaAluno &gt;= 7) entao</text:p>
      <text:p text:style-name="Standard"><text:s text:c="19"/>contador &lt;- contador + 1</text:p>
      <text:p text:style-name="Standard"><text:s text:c="16"/>fimse</text:p>
      <text:p text:style-name="Standard"><text:s text:c="16"/>se (notaAluno &gt; maiorNota) entao</text:p>
      <text:p text:style-name="Standard"><text:s text:c="19"/>maiorNotaNome &lt;- nomeAluno</text:p>
      <text:p text:style-name="Standard"><text:s text:c="19"/>maiorNota &lt;- notaAluno</text:p>
      <text:p text:style-name="Standard"><text:soft-page-break/><text:s text:c="16"/>fimse</text:p>
      <text:p text:style-name="Standard"><text:s text:c="11"/></text:p>
      <text:p text:style-name="Standard"><text:s text:c="11"/>fimpara</text:p>
      <text:p text:style-name="Standard"><text:s text:c="11"/></text:p>
      <text:p text:style-name="Standard"><text:s text:c="11"/>se (maiorNota &gt; maiorNotaEver) entao</text:p>
      <text:p text:style-name="Standard"><text:s text:c="14"/>maiorNotaEver &lt;- maiorNota</text:p>
      <text:p text:style-name="Standard"><text:s text:c="14"/>maiorNotaEverNome &lt;- maiorNotaNome</text:p>
      <text:p text:style-name="Standard"><text:s text:c="11"/>fimse</text:p>
      <text:p text:style-name="Standard"><text:s text:c="11"/></text:p>
      <text:p text:style-name="Standard"><text:s text:c="11"/>escolha (i)</text:p>
      <text:p text:style-name="Standard"><text:s text:c="11"/>caso 0</text:p>
      <text:p text:style-name="Standard"><text:s text:c="16"/>escreval("Na turma A ", contador, " alunos passaram")</text:p>
      <text:p text:style-name="Standard"><text:s text:c="16"/>escreval("O aluno com a maior nota foi ", maiorNotaNome , " com ", maiorNota, " pontos")</text:p>
      <text:p text:style-name="Standard"><text:s text:c="11"/>caso 1</text:p>
      <text:p text:style-name="Standard"><text:s text:c="16"/>escreval("Na turma B ", contador, " alunos passaram")</text:p>
      <text:p text:style-name="Standard"><text:s text:c="16"/>escreval("O aluno com a maior nota foi ", maiorNotaNome , " com ", maiorNota, " pontos")</text:p>
      <text:p text:style-name="Standard"><text:s text:c="11"/>caso 2</text:p>
      <text:p text:style-name="Standard"><text:s text:c="16"/>escreval("Na turma c ", contador, " alunos passaram")</text:p>
      <text:p text:style-name="Standard"><text:s text:c="16"/>escreval("O aluno com a maior nota foi ", maiorNotaNome , " com ", maiorNota, " pontos")</text:p>
      <text:p text:style-name="Standard"><text:s text:c="11"/>caso 3</text:p>
      <text:p text:style-name="Standard"><text:s text:c="16"/>escreval("Na turma D ", contador, " alunos passaram")</text:p>
      <text:p text:style-name="Standard"><text:s text:c="16"/>escreval("O aluno com a maior nota foi ", maiorNotaNome , " com ", maiorNota, " pontos")</text:p>
      <text:p text:style-name="Standard"><text:s text:c="11"/>fimescolha</text:p>
      <text:p text:style-name="Standard"><text:s text:c="6"/>fimpara</text:p>
      <text:p text:style-name="Standard"><text:s text:c="6"/>escreval("=-=-=-=-=-=-==-=-=-=-=-=-=-=-=-=-==-=-=-=-=-=-==-=-=-=-=-=-=-=-=-=-=-==-=-=-=-=-=-=-")</text:p>
      <text:p text:style-name="Standard"><text:s text:c="6"/>escreval("O ALUNO COM A MAIOR NOTA DE TODAS FOI: ",maiorNotaEverNome," COM: ",maiorNotaEver," PONTOS")</text:p>
      <text:p text:style-name="Standard"><text:soft-page-break/><text:s text:c="6"/>escreval("=-=-=-=-=-=-==-=-=-=-=-=-=-=-=-=-==-=-=-=-=-=-==-=-=-=-=-=-=-=-=-=-=-==-=-=-=-=-=-=-")</text:p>
      <text:p text:style-name="Standard">fimalgoritm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221" meta:character-count="2122" meta:non-whitespace-character-count="1353"/>
    <meta:generator>LibreOfficeDev/6.0.5.2$Linux_X86_64 LibreOffice_project/</meta:generator>
  </office:meta>
</office:document-meta>
</file>